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7.8228in" svg:y="0.2697in">
            <draw:object draw:notify-on-update-of-ranges="Sheet1.Q4:Sheet1.Q9 Sheet1.R3:Sheet1.R3 Sheet1.R4:Sheet1.R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1.0047in" svg:y="6.5437in">
            <draw:object draw:notify-on-update-of-ranges="Sheet1.C19:Sheet1.C19 Sheet1.C20:Sheet1.C35 Sheet1.D19:Sheet1.D19 Sheet1.D20:Sheet1.D3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10.7063in" svg:y="5.5504in">
            <draw:object draw:notify-on-update-of-ranges="Sheet1.K32:Sheet1.K32 Sheet1.K33:Sheet1.K68 Sheet1.L32:Sheet1.L32 Sheet1.L33:Sheet1.L6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6.2988in" svg:height="3.5429in" svg:x="4.4843in" svg:y="34.3504in">
            <draw:object draw:notify-on-update-of-ranges="Sheet1.D65:Sheet1.D65 Sheet1.D66:Sheet1.D217 Sheet1.E65:Sheet1.E65 Sheet1.E66:Sheet1.E21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18" table:default-cell-style-name="Default"/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17"/>
          <table:table-cell office:value-type="string" calcext:value-type="string">
            <text:p>Amount</text:p>
          </table:table-cell>
        </table:table-row>
        <table:table-row table:style-name="ro1">
          <table:table-cell table:number-columns-repeated="16"/>
          <table:table-cell office:value-type="string" calcext:value-type="string">
            <text:p>Bin -5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table:number-columns-repeated="16"/>
          <table:table-cell office:value-type="string" calcext:value-type="string">
            <text:p>Bin -3</text:p>
          </table:table-cell>
          <table:table-cell office:value-type="float" office:value="1494" calcext:value-type="float">
            <text:p>1494</text:p>
          </table:table-cell>
        </table:table-row>
        <table:table-row table:style-name="ro1">
          <table:table-cell table:number-columns-repeated="16"/>
          <table:table-cell office:value-type="string" calcext:value-type="string">
            <text:p>Bin -1</text:p>
          </table:table-cell>
          <table:table-cell office:value-type="float" office:value="3191" calcext:value-type="float">
            <text:p>319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{-1=3191, 1=3112, -3=1584, 3=1495, -5=330, 5=288}</text:p>
          </table:table-cell>
          <table:table-cell table:number-columns-repeated="13"/>
          <table:table-cell office:value-type="string" calcext:value-type="string">
            <text:p>Bin 1</text:p>
          </table:table-cell>
          <table:table-cell office:value-type="float" office:value="3112" calcext:value-type="float">
            <text:p>3112</text:p>
          </table:table-cell>
        </table:table-row>
        <table:table-row table:style-name="ro1">
          <table:table-cell table:number-columns-repeated="16"/>
          <table:table-cell office:value-type="string" calcext:value-type="string">
            <text:p>Bin 3</text:p>
          </table:table-cell>
          <table:table-cell office:value-type="float" office:value="1495" calcext:value-type="float">
            <text:p>1495</text:p>
          </table:table-cell>
        </table:table-row>
        <table:table-row table:style-name="ro1">
          <table:table-cell table:number-columns-repeated="16"/>
          <table:table-cell office:value-type="string" calcext:value-type="string">
            <text:p>Bin 5</text:p>
          </table:table-cell>
          <table:table-cell office:value-type="float" office:value="288" calcext:value-type="float">
            <text:p>288</text:p>
          </table:table-cell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Amount</text:p>
          </table:table-cell>
          <table:table-cell table:number-columns-repeated="14"/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BEST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Bin</text:p>
          </table:table-cell>
          <table:table-cell office:value-type="string" calcext:value-type="string">
            <text:p>Amount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-15" calcext:value-type="float">
            <text:p>-15</text:p>
          </table:table-cell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-13" calcext:value-type="float">
            <text:p>-13</text:p>
          </table:table-cell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-11" calcext:value-type="float">
            <text:p>-1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-9" calcext:value-type="float">
            <text:p>-9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-7" calcext:value-type="float">
            <text:p>-7</text:p>
          </table:table-cell>
          <table:table-cell office:value-type="float" office:value="40" calcext:value-type="float">
            <text:p>4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-5" calcext:value-type="float">
            <text:p>-5</text:p>
          </table:table-cell>
          <table:table-cell office:value-type="float" office:value="104" calcext:value-type="float">
            <text:p>104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-3" calcext:value-type="float">
            <text:p>-3</text:p>
          </table:table-cell>
          <table:table-cell office:value-type="float" office:value="155" calcext:value-type="float">
            <text:p>155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201" calcext:value-type="float">
            <text:p>20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82" calcext:value-type="float">
            <text:p>182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44" calcext:value-type="float">
            <text:p>144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02" calcext:value-type="float">
            <text:p>102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number-columns-repeated="6"/>
          <table:table-cell office:value-type="string" calcext:value-type="string">
            <text:p>Bin</text:p>
          </table:table-cell>
          <table:table-cell office:value-type="string" calcext:value-type="string">
            <text:p>Amount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-35" calcext:value-type="float">
            <text:p>-3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-33" calcext:value-type="float">
            <text:p>-3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-31" calcext:value-type="float">
            <text:p>-3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0"/>
          <table:table-cell office:value-type="float" office:value="-29" calcext:value-type="float">
            <text:p>-2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0"/>
          <table:table-cell office:value-type="float" office:value="-27" calcext:value-type="float">
            <text:p>-2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0"/>
          <table:table-cell office:value-type="float" office:value="-25" calcext:value-type="float">
            <text:p>-2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0"/>
          <table:table-cell office:value-type="float" office:value="-23" calcext:value-type="float">
            <text:p>-2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0"/>
          <table:table-cell office:value-type="float" office:value="-21" calcext:value-type="float">
            <text:p>-21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10"/>
          <table:table-cell office:value-type="float" office:value="-19" calcext:value-type="float">
            <text:p>-19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10"/>
          <table:table-cell office:value-type="float" office:value="-17" calcext:value-type="float">
            <text:p>-17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number-columns-repeated="10"/>
          <table:table-cell office:value-type="float" office:value="-15" calcext:value-type="float">
            <text:p>-15</text:p>
          </table:table-cell>
          <table:table-cell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table:number-columns-repeated="10"/>
          <table:table-cell office:value-type="float" office:value="-13" calcext:value-type="float">
            <text:p>-13</text:p>
          </table:table-cell>
          <table:table-cell office:value-type="float" office:value="62" calcext:value-type="float">
            <text:p>62</text:p>
          </table:table-cell>
          <table:table-cell table:number-columns-repeated="6"/>
        </table:table-row>
        <table:table-row table:style-name="ro1">
          <table:table-cell table:number-columns-repeated="10"/>
          <table:table-cell office:value-type="float" office:value="-11" calcext:value-type="float">
            <text:p>-11</text:p>
          </table:table-cell>
          <table:table-cell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number-columns-repeated="10"/>
          <table:table-cell office:value-type="float" office:value="-9" calcext:value-type="float">
            <text:p>-9</text:p>
          </table:table-cell>
          <table:table-cell office:value-type="float" office:value="219" calcext:value-type="float">
            <text:p>219</text:p>
          </table:table-cell>
          <table:table-cell table:number-columns-repeated="6"/>
        </table:table-row>
        <table:table-row table:style-name="ro1">
          <table:table-cell table:number-columns-repeated="10"/>
          <table:table-cell office:value-type="float" office:value="-7" calcext:value-type="float">
            <text:p>-7</text:p>
          </table:table-cell>
          <table:table-cell office:value-type="float" office:value="329" calcext:value-type="float">
            <text:p>329</text:p>
          </table:table-cell>
          <table:table-cell table:number-columns-repeated="6"/>
        </table:table-row>
        <table:table-row table:style-name="ro1">
          <table:table-cell table:number-columns-repeated="10"/>
          <table:table-cell office:value-type="float" office:value="-5" calcext:value-type="float">
            <text:p>-5</text:p>
          </table:table-cell>
          <table:table-cell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number-columns-repeated="10"/>
          <table:table-cell office:value-type="float" office:value="-3" calcext:value-type="float">
            <text:p>-3</text:p>
          </table:table-cell>
          <table:table-cell office:value-type="float" office:value="590" calcext:value-type="float">
            <text:p>590</text:p>
          </table:table-cell>
          <table:table-cell table:number-columns-repeated="6"/>
        </table:table-row>
        <table:table-row table:style-name="ro1">
          <table:table-cell table:number-columns-repeated="10"/>
          <table:table-cell office:value-type="float" office:value="-1" calcext:value-type="float">
            <text:p>-1</text:p>
          </table:table-cell>
          <table:table-cell office:value-type="float" office:value="631" calcext:value-type="float">
            <text:p>631</text:p>
          </table:table-cell>
          <table:table-cell table:number-columns-repeated="6"/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673" calcext:value-type="float">
            <text:p>673</text:p>
          </table:table-cell>
          <table:table-cell table:number-columns-repeated="6"/>
        </table:table-row>
        <table:table-row table:style-name="ro1">
          <table:table-cell table:number-columns-repeated="10"/>
          <table:table-cell office:value-type="float" office:value="3" calcext:value-type="float">
            <text:p>3</text:p>
          </table:table-cell>
          <table:table-cell office:value-type="float" office:value="586" calcext:value-type="float">
            <text:p>586</text:p>
          </table:table-cell>
          <table:table-cell table:number-columns-repeated="6"/>
        </table:table-row>
        <table:table-row table:style-name="ro1">
          <table:table-cell table:number-columns-repeated="10"/>
          <table:table-cell office:value-type="float" office:value="5" calcext:value-type="float">
            <text:p>5</text:p>
          </table:table-cell>
          <table:table-cell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number-columns-repeated="10"/>
          <table:table-cell office:value-type="float" office:value="7" calcext:value-type="float">
            <text:p>7</text:p>
          </table:table-cell>
          <table:table-cell office:value-type="float" office:value="352" calcext:value-type="float">
            <text:p>352</text:p>
          </table:table-cell>
          <table:table-cell table:number-columns-repeated="6"/>
        </table:table-row>
        <table:table-row table:style-name="ro1">
          <table:table-cell table:number-columns-repeated="10"/>
          <table:table-cell office:value-type="float" office:value="9" calcext:value-type="float">
            <text:p>9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table:number-columns-repeated="10"/>
          <table:table-cell office:value-type="float" office:value="11" calcext:value-type="float">
            <text:p>11</text:p>
          </table:table-cell>
          <table:table-cell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table:number-columns-repeated="10"/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table:number-columns-repeated="6"/>
        </table:table-row>
        <table:table-row table:style-name="ro1">
          <table:table-cell table:number-columns-repeated="10"/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table:number-columns-repeated="10"/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number-columns-repeated="10"/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10"/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0"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10"/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0"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Bin</text:p>
          </table:table-cell>
          <table:table-cell office:value-type="string" calcext:value-type="string">
            <text:p>Amount</text:p>
          </table:table-cell>
          <table:table-cell table:number-columns-repeated="5"/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-151" calcext:value-type="float">
            <text:p>-15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-149" calcext:value-type="float">
            <text:p>-149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-147" calcext:value-type="float">
            <text:p>-147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-145" calcext:value-type="float">
            <text:p>-145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-143" calcext:value-type="float">
            <text:p>-143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-141" calcext:value-type="float">
            <text:p>-141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-139" calcext:value-type="float">
            <text:p>-139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-137" calcext:value-type="float">
            <text:p>-137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-135" calcext:value-type="float">
            <text:p>-135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-133" calcext:value-type="float">
            <text:p>-133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-131" calcext:value-type="float">
            <text:p>-131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-129" calcext:value-type="float">
            <text:p>-129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-127" calcext:value-type="float">
            <text:p>-127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-125" calcext:value-type="float">
            <text:p>-125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-123" calcext:value-type="float">
            <text:p>-123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-121" calcext:value-type="float">
            <text:p>-121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-119" calcext:value-type="float">
            <text:p>-119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-117" calcext:value-type="float">
            <text:p>-117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-115" calcext:value-type="float">
            <text:p>-115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-113" calcext:value-type="float">
            <text:p>-113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-111" calcext:value-type="float">
            <text:p>-111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-109" calcext:value-type="float">
            <text:p>-109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-107" calcext:value-type="float">
            <text:p>-107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-105" calcext:value-type="float">
            <text:p>-105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-103" calcext:value-type="float">
            <text:p>-103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-101" calcext:value-type="float">
            <text:p>-101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-99" calcext:value-type="float">
            <text:p>-99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-97" calcext:value-type="float">
            <text:p>-97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-95" calcext:value-type="float">
            <text:p>-95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-93" calcext:value-type="float">
            <text:p>-93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-91" calcext:value-type="float">
            <text:p>-91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-89" calcext:value-type="float">
            <text:p>-89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-87" calcext:value-type="float">
            <text:p>-87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-85" calcext:value-type="float">
            <text:p>-85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-83" calcext:value-type="float">
            <text:p>-83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-81" calcext:value-type="float">
            <text:p>-81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-79" calcext:value-type="float">
            <text:p>-79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-77" calcext:value-type="float">
            <text:p>-77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-75" calcext:value-type="float">
            <text:p>-75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-71" calcext:value-type="float">
            <text:p>-71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-69" calcext:value-type="float">
            <text:p>-69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-67" calcext:value-type="float">
            <text:p>-67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-65" calcext:value-type="float">
            <text:p>-65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-63" calcext:value-type="float">
            <text:p>-63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-61" calcext:value-type="float">
            <text:p>-61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-59" calcext:value-type="float">
            <text:p>-59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-57" calcext:value-type="float">
            <text:p>-57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-55" calcext:value-type="float">
            <text:p>-55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-53" calcext:value-type="float">
            <text:p>-53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-51" calcext:value-type="float">
            <text:p>-51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-49" calcext:value-type="float">
            <text:p>-4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-47" calcext:value-type="float">
            <text:p>-47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-45" calcext:value-type="float">
            <text:p>-45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-43" calcext:value-type="float">
            <text:p>-43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-41" calcext:value-type="float">
            <text:p>-4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-39" calcext:value-type="float">
            <text:p>-39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-37" calcext:value-type="float">
            <text:p>-37</text:p>
          </table:table-cell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-35" calcext:value-type="float">
            <text:p>-35</text:p>
          </table:table-cell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-33" calcext:value-type="float">
            <text:p>-33</text:p>
          </table:table-cell>
          <table:table-cell office:value-type="float" office:value="19" calcext:value-type="float">
            <text:p>19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-31" calcext:value-type="float">
            <text:p>-31</text:p>
          </table:table-cell>
          <table:table-cell office:value-type="float" office:value="28" calcext:value-type="float">
            <text:p>28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-29" calcext:value-type="float">
            <text:p>-29</text:p>
          </table:table-cell>
          <table:table-cell office:value-type="float" office:value="43" calcext:value-type="float">
            <text:p>43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-27" calcext:value-type="float">
            <text:p>-27</text:p>
          </table:table-cell>
          <table:table-cell office:value-type="float" office:value="68" calcext:value-type="float">
            <text:p>68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-25" calcext:value-type="float">
            <text:p>-25</text:p>
          </table:table-cell>
          <table:table-cell office:value-type="float" office:value="73" calcext:value-type="float">
            <text:p>73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-23" calcext:value-type="float">
            <text:p>-23</text:p>
          </table:table-cell>
          <table:table-cell office:value-type="float" office:value="106" calcext:value-type="float">
            <text:p>106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-21" calcext:value-type="float">
            <text:p>-21</text:p>
          </table:table-cell>
          <table:table-cell office:value-type="float" office:value="153" calcext:value-type="float">
            <text:p>153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-19" calcext:value-type="float">
            <text:p>-19</text:p>
          </table:table-cell>
          <table:table-cell office:value-type="float" office:value="212" calcext:value-type="float">
            <text:p>212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-17" calcext:value-type="float">
            <text:p>-17</text:p>
          </table:table-cell>
          <table:table-cell office:value-type="float" office:value="270" calcext:value-type="float">
            <text:p>270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-15" calcext:value-type="float">
            <text:p>-15</text:p>
          </table:table-cell>
          <table:table-cell office:value-type="float" office:value="325" calcext:value-type="float">
            <text:p>325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-13" calcext:value-type="float">
            <text:p>-13</text:p>
          </table:table-cell>
          <table:table-cell office:value-type="float" office:value="350" calcext:value-type="float">
            <text:p>350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-11" calcext:value-type="float">
            <text:p>-11</text:p>
          </table:table-cell>
          <table:table-cell office:value-type="float" office:value="427" calcext:value-type="float">
            <text:p>427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-9" calcext:value-type="float">
            <text:p>-9</text:p>
          </table:table-cell>
          <table:table-cell office:value-type="float" office:value="537" calcext:value-type="float">
            <text:p>537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-7" calcext:value-type="float">
            <text:p>-7</text:p>
          </table:table-cell>
          <table:table-cell office:value-type="float" office:value="545" calcext:value-type="float">
            <text:p>545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-5" calcext:value-type="float">
            <text:p>-5</text:p>
          </table:table-cell>
          <table:table-cell office:value-type="float" office:value="599" calcext:value-type="float">
            <text:p>599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-3" calcext:value-type="float">
            <text:p>-3</text:p>
          </table:table-cell>
          <table:table-cell office:value-type="float" office:value="632" calcext:value-type="float">
            <text:p>632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-1" calcext:value-type="float">
            <text:p>-1</text:p>
          </table:table-cell>
          <table:table-cell office:value-type="float" office:value="608" calcext:value-type="float">
            <text:p>608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31" calcext:value-type="float">
            <text:p>631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673" calcext:value-type="float">
            <text:p>673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592" calcext:value-type="float">
            <text:p>592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524" calcext:value-type="float">
            <text:p>524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485" calcext:value-type="float">
            <text:p>485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424" calcext:value-type="float">
            <text:p>424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372" calcext:value-type="float">
            <text:p>372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320" calcext:value-type="float">
            <text:p>320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273" calcext:value-type="float">
            <text:p>273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202" calcext:value-type="float">
            <text:p>202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145" calcext:value-type="float">
            <text:p>145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108" calcext:value-type="float">
            <text:p>108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29" calcext:value-type="float">
            <text:p>29</text:p>
          </table:table-cell>
          <table:table-cell office:value-type="float" office:value="46" calcext:value-type="float">
            <text:p>46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6T18:37:04.401386574</meta:creation-date>
    <dc:date>2023-04-23T15:35:01.735867561</dc:date>
    <meta:editing-duration>P1DT3H43M35S</meta:editing-duration>
    <meta:editing-cycles>6</meta:editing-cycles>
    <meta:generator>LibreOffice/7.5.2.2$Linux_X86_64 LibreOffice_project/50$Build-2</meta:generator>
    <meta:document-statistic meta:table-count="1" meta:cell-count="430" meta:object-count="4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54cm" svg:y="4.201cm" style:legend-expansion="high" chart:style-name="ch2"/>
        <chart:plot-area chart:style-name="ch3" table:cell-range-address="Sheet1.Q3:Sheet1.R9" chart:data-source-has-labels="both" svg:x="0.32cm" svg:y="0.18cm" svg:width="13.414cm" svg:height="8.64cm">
          <chart:coordinate-region svg:x="1.312cm" svg:y="0.379cm" svg:width="12.422cm" svg:height="7.794cm"/>
          <chart:axis chart:dimension="x" chart:name="primary-x" chart:style-name="ch4" chartooo:axis-type="auto">
            <chartooo:date-scale/>
            <chart:categories table:cell-range-address="Sheet1.Q4:Sheet1.Q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R4:Sheet1.R9" chart:label-cell-address="Sheet1.R3:Sheet1.R3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mount</text:p>
                <draw:g>
                  <svg:desc>Sheet1.R3:Sheet1.R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in -5</text:p>
                <draw:g>
                  <svg:desc>Sheet1.Q4:Sheet1.Q9</svg:desc>
                </draw:g>
              </table:table-cell>
              <table:table-cell office:value-type="float" office:value="330">
                <text:p>330</text:p>
                <draw:g>
                  <svg:desc>Sheet1.R4:Sheet1.R9</svg:desc>
                </draw:g>
              </table:table-cell>
            </table:table-row>
            <table:table-row>
              <table:table-cell office:value-type="string">
                <text:p>Bin -3</text:p>
              </table:table-cell>
              <table:table-cell office:value-type="float" office:value="1494">
                <text:p>1494</text:p>
              </table:table-cell>
            </table:table-row>
            <table:table-row>
              <table:table-cell office:value-type="string">
                <text:p>Bin -1</text:p>
              </table:table-cell>
              <table:table-cell office:value-type="float" office:value="3191">
                <text:p>3191</text:p>
              </table:table-cell>
            </table:table-row>
            <table:table-row>
              <table:table-cell office:value-type="string">
                <text:p>Bin 1</text:p>
              </table:table-cell>
              <table:table-cell office:value-type="float" office:value="3112">
                <text:p>3112</text:p>
              </table:table-cell>
            </table:table-row>
            <table:table-row>
              <table:table-cell office:value-type="string">
                <text:p>Bin 3</text:p>
              </table:table-cell>
              <table:table-cell office:value-type="float" office:value="1495">
                <text:p>1495</text:p>
              </table:table-cell>
            </table:table-row>
            <table:table-row>
              <table:table-cell office:value-type="string">
                <text:p>Bin 5</text:p>
              </table:table-cell>
              <table:table-cell office:value-type="float" office:value="288">
                <text:p>2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2.2$Linux_X86_64 LibreOffice_project/5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465cm" svg:y="4.201cm" style:legend-expansion="high" chart:style-name="ch2"/>
        <chart:plot-area chart:style-name="ch3" table:cell-range-address="Sheet1.C19:Sheet1.D35" chart:data-source-has-labels="row" svg:x="0.32cm" svg:y="0.18cm" svg:width="12.825cm" svg:height="8.64cm">
          <chart:coordinate-region svg:x="0.558cm" svg:y="0.379cm" svg:width="12.4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D20:Sheet1.D35" chart:label-cell-address="Sheet1.D19:Sheet1.D19" chart:class="chart:scatter">
            <chart:domain table:cell-range-address="Sheet1.C20:Sheet1.C35"/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Amount</text:p>
                <draw:g>
                  <svg:desc>Sheet1.D19:Sheet1.D1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5">
                <text:p>-15</text:p>
                <draw:g>
                  <svg:desc>Sheet1.C20:Sheet1.C35</svg:desc>
                </draw:g>
              </table:table-cell>
              <table:table-cell office:value-type="float" office:value="0">
                <text:p>0</text:p>
                <draw:g>
                  <svg:desc>Sheet1.D20:Sheet1.D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3">
                <text:p>-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1">
                <text:p>-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9">
                <text:p>-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7">
                <text:p>-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5">
                <text:p>-5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3">
                <text:p>-3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">
                <text:p>-1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2.2$Linux_X86_64 LibreOffice_project/5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465cm" svg:y="4.201cm" style:legend-expansion="high" chart:style-name="ch2"/>
        <chart:plot-area chart:style-name="ch3" table:cell-range-address="Sheet1.K32:Sheet1.L68" chart:data-source-has-labels="row" svg:x="0.32cm" svg:y="0.18cm" svg:width="12.825cm" svg:height="8.64cm">
          <chart:coordinate-region svg:x="0.558cm" svg:y="0.379cm" svg:width="12.4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L33:Sheet1.L68" chart:label-cell-address="Sheet1.L32:Sheet1.L32" chart:class="chart:scatter">
            <chart:domain table:cell-range-address="Sheet1.K33:Sheet1.K68"/>
            <chart:data-point chart:repeated="3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Amount</text:p>
                <draw:g>
                  <svg:desc>Sheet1.L32:Sheet1.L3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35">
                <text:p>-35</text:p>
                <draw:g>
                  <svg:desc>Sheet1.K33:Sheet1.K68</svg:desc>
                </draw:g>
              </table:table-cell>
              <table:table-cell office:value-type="float" office:value="0">
                <text:p>0</text:p>
                <draw:g>
                  <svg:desc>Sheet1.L33:Sheet1.L6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33">
                <text:p>-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31">
                <text:p>-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29">
                <text:p>-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27">
                <text:p>-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25">
                <text:p>-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23">
                <text:p>-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21">
                <text:p>-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9">
                <text:p>-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7">
                <text:p>-1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5">
                <text:p>-1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3">
                <text:p>-1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1">
                <text:p>-11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9">
                <text:p>-9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7">
                <text:p>-7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5">
                <text:p>-5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3">
                <text:p>-3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">
                <text:p>-1</text:p>
              </table:table-cell>
              <table:table-cell office:value-type="float" office:value="631">
                <text:p>63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">
                <text:p>1</text:p>
              </table:table-cell>
              <table:table-cell office:value-type="float" office:value="673">
                <text:p>67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">
                <text:p>3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">
                <text:p>5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">
                <text:p>7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">
                <text:p>9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">
                <text:p>11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">
                <text:p>1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">
                <text:p>1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7">
                <text:p>1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">
                <text:p>1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3">
                <text:p>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2.2$Linux_X86_64 LibreOffice_project/5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465cm" svg:y="4.201cm" style:legend-expansion="high" chart:style-name="ch2"/>
        <chart:plot-area chart:style-name="ch3" table:cell-range-address="Sheet1.D65:Sheet1.E217" chart:data-source-has-labels="row" svg:x="0.32cm" svg:y="0.18cm" svg:width="12.825cm" svg:height="8.64cm">
          <chart:coordinate-region svg:x="0.652cm" svg:y="0.379cm" svg:width="12.213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E66:Sheet1.E217" chart:label-cell-address="Sheet1.E65:Sheet1.E65" chart:class="chart:scatter">
            <chart:domain table:cell-range-address="Sheet1.D66:Sheet1.D217"/>
            <chart:data-point chart:repeated="15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Amount</text:p>
                <draw:g>
                  <svg:desc>Sheet1.E65:Sheet1.E6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51">
                <text:p>-151</text:p>
                <draw:g>
                  <svg:desc>Sheet1.D66:Sheet1.D217</svg:desc>
                </draw:g>
              </table:table-cell>
              <table:table-cell office:value-type="float" office:value="0">
                <text:p>0</text:p>
                <draw:g>
                  <svg:desc>Sheet1.E66:Sheet1.E2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49">
                <text:p>-1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47">
                <text:p>-1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45">
                <text:p>-1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43">
                <text:p>-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41">
                <text:p>-1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39">
                <text:p>-1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37">
                <text:p>-1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35">
                <text:p>-1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33">
                <text:p>-1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31">
                <text:p>-1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29">
                <text:p>-1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27">
                <text:p>-1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25">
                <text:p>-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23">
                <text:p>-1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21">
                <text:p>-1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19">
                <text:p>-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17">
                <text:p>-1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15">
                <text:p>-1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13">
                <text:p>-1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11">
                <text:p>-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09">
                <text:p>-1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07">
                <text:p>-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05">
                <text:p>-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03">
                <text:p>-1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01">
                <text:p>-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99">
                <text:p>-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97">
                <text:p>-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95">
                <text:p>-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93">
                <text:p>-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91">
                <text:p>-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89">
                <text:p>-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87">
                <text:p>-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85">
                <text:p>-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83">
                <text:p>-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81">
                <text:p>-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79">
                <text:p>-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77">
                <text:p>-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75">
                <text:p>-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73">
                <text:p>-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71">
                <text:p>-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69">
                <text:p>-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67">
                <text:p>-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65">
                <text:p>-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63">
                <text:p>-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61">
                <text:p>-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59">
                <text:p>-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57">
                <text:p>-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55">
                <text:p>-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53">
                <text:p>-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51">
                <text:p>-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49">
                <text:p>-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47">
                <text:p>-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45">
                <text:p>-4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43">
                <text:p>-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41">
                <text:p>-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39">
                <text:p>-3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37">
                <text:p>-3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35">
                <text:p>-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33">
                <text:p>-3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31">
                <text:p>-3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29">
                <text:p>-2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27">
                <text:p>-2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25">
                <text:p>-2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23">
                <text:p>-23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21">
                <text:p>-2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19">
                <text:p>-19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17">
                <text:p>-17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15">
                <text:p>-15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13">
                <text:p>-13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11">
                <text:p>-11</text:p>
              </table:table-cell>
              <table:table-cell office:value-type="float" office:value="427">
                <text:p>42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9">
                <text:p>-9</text:p>
              </table:table-cell>
              <table:table-cell office:value-type="float" office:value="537">
                <text:p>53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7">
                <text:p>-7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5">
                <text:p>-5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3">
                <text:p>-3</text:p>
              </table:table-cell>
              <table:table-cell office:value-type="float" office:value="632">
                <text:p>63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1">
                <text:p>-1</text:p>
              </table:table-cell>
              <table:table-cell office:value-type="float" office:value="608">
                <text:p>60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">
                <text:p>1</text:p>
              </table:table-cell>
              <table:table-cell office:value-type="float" office:value="631">
                <text:p>63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">
                <text:p>3</text:p>
              </table:table-cell>
              <table:table-cell office:value-type="float" office:value="673">
                <text:p>67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">
                <text:p>5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">
                <text:p>7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">
                <text:p>9</text:p>
              </table:table-cell>
              <table:table-cell office:value-type="float" office:value="485">
                <text:p>48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1">
                <text:p>11</text:p>
              </table:table-cell>
              <table:table-cell office:value-type="float" office:value="424">
                <text:p>42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3">
                <text:p>13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5">
                <text:p>15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7">
                <text:p>17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9">
                <text:p>19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1">
                <text:p>21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3">
                <text:p>23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5">
                <text:p>2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7">
                <text:p>2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9">
                <text:p>2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1">
                <text:p>3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3">
                <text:p>3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5">
                <text:p>3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7">
                <text:p>3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9">
                <text:p>3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1">
                <text:p>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3">
                <text:p>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5">
                <text:p>4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7">
                <text:p>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9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1">
                <text:p>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3">
                <text:p>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9">
                <text:p>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1">
                <text:p>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3">
                <text:p>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5">
                <text:p>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7">
                <text:p>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9">
                <text:p>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71">
                <text:p>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3">
                <text:p>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75">
                <text:p>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7">
                <text:p>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81">
                <text:p>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83">
                <text:p>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85">
                <text:p>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87">
                <text:p>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89">
                <text:p>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91">
                <text:p>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93">
                <text:p>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95">
                <text:p>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97">
                <text:p>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99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01">
                <text:p>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03">
                <text:p>1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05">
                <text:p>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07">
                <text:p>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09">
                <text:p>1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11">
                <text:p>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13">
                <text:p>1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15">
                <text:p>1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17">
                <text:p>1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19">
                <text:p>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21">
                <text:p>1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23">
                <text:p>1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25">
                <text:p>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27">
                <text:p>1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29">
                <text:p>1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31">
                <text:p>1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33">
                <text:p>1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35">
                <text:p>1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37">
                <text:p>1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39">
                <text:p>1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1">
                <text:p>1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3">
                <text:p>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5">
                <text:p>1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7">
                <text:p>1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49">
                <text:p>1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2.2$Linux_X86_64 LibreOffice_project/5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